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40000016B660BF77E35E900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bold" officeooo:rsid="00060b84" officeooo:paragraph-rsid="00060b84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-LAB-11</text:p>
      <text:p text:style-name="P1">22K-5195</text:p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3.5102in" draw:z-index="0"><draw:image xlink:href="Pictures/10000001000002B40000016B660BF77E35E900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09:29:50.266822186</meta:creation-date>
    <dc:date>2024-04-29T10:34:24.605408705</dc:date>
    <meta:editing-duration>PT1H4M37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2" meta:word-count="2" meta:character-count="17" meta:non-whitespace-character-count="17"/>
  </office:meta>
</office:document-meta>
</file>